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CD55C54E128636F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1.434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152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78000000438CD55C54E128636F1.jpg" xlink:type="simple" xlink:show="embed" xlink:actuate="onLoad">
            <text:p/>
          </draw:image>
        </draw:frame>
        <draw:frame draw:style-name="gr2" draw:text-style-name="P7" draw:layer="layout" svg:width="19.431cm" svg:height="11.684cm" svg:x="4.302cm" svg:y="3.794cm">
          <draw:text-box>
            <text:p text:style-name="P2"><text:span text:style-name="T1">João Batista identifica </text:span></text:p>
            <text:p text:style-name="P2"><text:span text:style-name="T1">o Messias</text:span></text:p>
            <text:p text:style-name="P3"><text:span text:style-name="T2">(João</text:span><text:span text:style-name="T2"> 1.19-34)</text:span></text:p>
            <text:p text:style-name="P2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40:45.161000000</dc:date>
    <meta:editing-duration>PT1H33M3S</meta:editing-duration>
    <meta:editing-cycles>27</meta:editing-cycles>
    <meta:generator>LibreOffice/5.4.7.2$Windows_X86_64 LibreOffice_project/c838ef25c16710f8838b1faec480ebba495259d0</meta:generator>
    <meta:document-statistic meta:object-count="2"/>
  </office:meta>
</office:document-meta>
</file>